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ookman Old Style" svg:font-family="'Bookman Old Style'" style:font-pitch="variable"/>
    <style:font-face style:name="Calibri" svg:font-family="Calibri, Arial" style:font-family-generic="swiss" style:font-pitch="variable"/>
    <style:font-face style:name="Helvetica" svg:font-family="Helvetica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style:font-name="Arial" fo:font-size="10pt" style:font-size-asian="10pt" style:font-name-complex="Arial"/>
    </style:style>
    <style:style style:name="P2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Noto Serif" fo:font-size="11pt" fo:font-weight="bold" officeooo:rsid="000059ca" officeooo:paragraph-rsid="000059ca" style:font-name-asian="Helvetica" style:font-size-asian="11pt" style:font-weight-asian="bold" style:font-name-complex="Bookman Old Style"/>
    </style:style>
    <style:style style:name="P3" style:family="paragraph" style:parent-style-name="Standard">
      <style:paragraph-properties fo:margin-top="0cm" fo:margin-bottom="0.635cm" style:contextual-spacing="false" fo:text-align="center" style:justify-single-word="false"/>
      <style:text-properties style:font-name="Noto Serif" fo:font-size="10pt" fo:font-weight="bold" officeooo:rsid="0003be5a" officeooo:paragraph-rsid="0003be5a" style:font-name-asian="Helvetica" style:font-size-asian="10pt" style:font-weight-asian="bold" style:font-name-complex="Bookman Old Style"/>
    </style:style>
    <style:style style:name="P4" style:family="paragraph" style:parent-style-name="title">
      <style:text-properties officeooo:rsid="0003be5a"/>
    </style:style>
    <style:style style:name="P5" style:family="paragraph" style:parent-style-name="title" style:master-page-name="Standard">
      <style:paragraph-properties style:page-number="auto"/>
    </style:style>
    <style:style style:name="P6" style:family="paragraph" style:parent-style-name="Bulleted_20_List">
      <style:paragraph-properties fo:margin-left="0.432cm" fo:margin-right="0cm" fo:margin-top="0cm" fo:margin-bottom="0.635cm" style:contextual-spacing="false" fo:text-align="center" style:justify-single-word="false" fo:text-indent="-0.432cm" style:auto-text-indent="false"/>
      <style:text-properties fo:color="#17365d" loext:opacity="100%" style:font-name="Noto Serif" fo:letter-spacing="0.009cm" fo:font-weight="bold" officeooo:rsid="0003be5a" officeooo:paragraph-rsid="0003be5a" style:letter-kerning="true" style:font-name-asian="Helvetica" style:font-weight-asian="bold" style:font-name-complex="Bookman Old Style" style:font-size-complex="26pt"/>
    </style:style>
    <style:style style:name="P7" style:family="paragraph" style:parent-style-name="Bulleted_20_List">
      <style:paragraph-properties fo:margin-left="0.432cm" fo:margin-right="0cm" fo:margin-top="0cm" fo:margin-bottom="0.635cm" style:contextual-spacing="false" fo:text-align="center" style:justify-single-word="false" fo:text-indent="-0.432cm" style:auto-text-indent="false"/>
      <style:text-properties fo:color="#17365d" loext:opacity="100%" style:font-name="Noto Serif" fo:letter-spacing="0.009cm" fo:font-weight="bold" officeooo:rsid="000059ca" officeooo:paragraph-rsid="000059ca" style:letter-kerning="true" style:font-name-asian="Helvetica" style:font-weight-asian="bold" style:font-name-complex="Bookman Old Style" style:font-size-complex="26pt"/>
    </style:style>
    <style:style style:name="P8" style:family="paragraph" style:parent-style-name="Bulleted_20_List">
      <style:paragraph-properties fo:margin-left="0.432cm" fo:margin-right="0cm" fo:text-align="center" style:justify-single-word="false" fo:text-indent="-0.432cm" style:auto-text-indent="false"/>
      <style:text-properties fo:color="#17365d" loext:opacity="100%" style:font-name="Noto Serif" fo:letter-spacing="0.009cm" fo:font-weight="bold" style:letter-kerning="true" style:font-name-asian="Helvetica" style:font-weight-asian="bold" style:font-name-complex="Bookman Old Style" style:font-size-complex="26pt"/>
    </style:style>
    <style:style style:name="P9" style:family="paragraph" style:parent-style-name="Bulleted_20_List_20_1">
      <style:paragraph-properties fo:margin-top="0.212cm" fo:margin-bottom="0cm" style:contextual-spacing="false"/>
      <style:text-properties fo:color="#17365d" loext:opacity="100%" style:font-name="Noto Serif" fo:letter-spacing="0.009cm" fo:font-weight="bold" officeooo:rsid="000059ca" officeooo:paragraph-rsid="000059ca" style:letter-kerning="true" style:font-name-asian="Helvetica" style:font-weight-asian="bold" style:font-name-complex="Bookman Old Style" style:font-size-complex="26pt"/>
    </style:style>
    <style:style style:name="P10" style:family="paragraph" style:parent-style-name="Bulleted_20_List_20_1">
      <style:paragraph-properties fo:margin-top="0.212cm" fo:margin-bottom="0cm" style:contextual-spacing="false"/>
      <style:text-properties fo:color="#17365d" loext:opacity="100%" style:font-name="Noto Serif" officeooo:paragraph-rsid="000059ca" style:font-name-complex="Bookman Old Style"/>
    </style:style>
    <style:style style:name="T1" style:family="text">
      <style:text-properties officeooo:rsid="000059ca"/>
    </style:style>
    <style:style style:name="T2" style:family="text">
      <style:text-properties officeooo:rsid="0003be5a"/>
    </style:style>
    <style:style style:name="T3" style:family="text">
      <style:text-properties fo:letter-spacing="0.009cm" fo:font-weight="bold" officeooo:rsid="0003be5a" style:letter-kerning="true" style:font-name-asian="Helvetica" style:font-weight-asian="bold" style:font-size-complex="26pt"/>
    </style:style>
    <style:style style:name="T4" style:family="text">
      <style:text-properties fo:letter-spacing="0.009cm" fo:font-weight="bold" officeooo:rsid="000059ca" style:letter-kerning="true" style:font-name-asian="Helvetica" style:font-weight-asian="bold" style:font-size-complex="26pt"/>
    </style:style>
    <style:style style:name="T5" style:family="text">
      <style:text-properties officeooo:rsid="0006b5a1"/>
    </style:style>
    <style:style style:name="T6" style:family="text">
      <style:text-properties officeooo:rsid="000830f8"/>
    </style:style>
    <style:style style:name="T7" style:family="text">
      <style:text-properties officeooo:rsid="0009927f"/>
    </style:style>
    <style:style style:name="T8" style:family="text">
      <style:text-properties officeooo:rsid="000b19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exander Elzenaar</text:p>
      <text:p text:style-name="P2">7A/82 Cable Street<text:line-break/>Wellington 6011</text:p>
      <text:p text:style-name="P2">027 301 7585</text:p>
      <text:p text:style-name="P2">aelz176@aucklanduni.ac.nz</text:p>
      <text:p text:style-name="title">Objective</text:p>
      <text:p text:style-name="P3">I am looking for challenging work requiring creativity and problem solving skills in a quantitative field.</text:p>
      <text:p text:style-name="title">Skills <text:span text:style-name="T1">and Experience</text:span></text:p>
      <text:list xml:id="list4091686915" text:style-name="WW8Num1">
        <text:list-item>
          <text:p text:style-name="P9">Postgraduate-level analytic and quantitative skills.</text:p>
        </text:list-item>
        <text:list-item>
          <text:p text:style-name="P9">Independent problem solving skills, especially on complex projects.</text:p>
        </text:list-item>
        <text:list-item>
          <text:p text:style-name="P9">Experience in computer programming (particularly Python <text:span text:style-name="T2">and MATLAB</text:span>) <text:span text:style-name="T2">and</text:span> some experience working with data visualisation tools (Pandas, DataShader, HoloViews).</text:p>
        </text:list-item>
        <text:list-item>
          <text:p text:style-name="P10"><text:span text:style-name="T3">Experience</text:span><text:span text:style-name="T4"> explaining complex subjects to </text:span><text:span text:style-name="T3">broad</text:span><text:span text:style-name="T4"> audiences: teaching and educational </text:span><text:span text:style-name="T3">experience </text:span><text:span text:style-name="T4">at a tertiary level (lecturing, tutoring, and marking at both undergraduate and postgraduate levels in mathematics) and secondary school level (private tutoring).</text:span></text:p>
        </text:list-item>
      </text:list>
      <text:p text:style-name="title">Work History</text:p>
      <text:list xml:id="list174414650612045" text:continue-numbering="true" text:style-name="WW8Num1">
        <text:list-header>
          <text:p text:style-name="P6">Researcher, Max-Planck-Inst. for Mathematics in the Sciences, Leipzig<text:tab/>2022-23<text:line-break/>Research Assistant, Dept. of Mathematics, The Uni. of Auckland<text:tab/><text:tab/>2020-21<text:line-break/>Graduate Teaching Asst., Dept. of Mathematics, The Uni. of Auckland<text:tab/>2019-22<text:line-break/>Secondary School Tutor, MyTuition, Auckland<text:tab/><text:tab/><text:tab/><text:tab/>2017-19</text:p>
        </text:list-header>
      </text:list>
      <text:p text:style-name="P4">Tertiary Qualifications</text:p>
      <text:list xml:id="list174415192748438" text:continue-numbering="true" text:style-name="WW8Num1">
        <text:list-header>
          <text:p text:style-name="P7">MSc (<text:span text:style-name="T8">f</text:span>irst <text:span text:style-name="T8">c</text:span>lass <text:span text:style-name="T8">h</text:span>ons), <text:span text:style-name="T8">m</text:span>athematics<text:tab/>The University of Auckland<text:tab/>2022<text:line-break/>BSc(<text:span text:style-name="T5">H</text:span>ons) <text:span text:style-name="T8">f</text:span><text:span text:style-name="T6">irst </text:span><text:span text:style-name="T8">c</text:span><text:span text:style-name="T6">lass,</text:span><text:span text:style-name="T8"> m</text:span>athematics<text:tab/>The University of Auckland<text:tab/>2020<text:line-break/>Certificate in Languages<text:tab/><text:tab/><text:tab/>The University of Auckland<text:tab/>2020<text:line-break/>B<text:span text:style-name="T7">S</text:span>c, major in <text:span text:style-name="T8">m</text:span>athematics<text:tab/><text:tab/>The University of Auckland<text:tab/>2019</text:p>
        </text:list-header>
      </text:list>
      <text:p text:style-name="title">References</text:p>
      <text:list xml:id="list174414607158331" text:continue-numbering="true" text:style-name="WW8Num1">
        <text:list-header>
          <text:p text:style-name="P8">References <text:span text:style-name="T2">and a portfolio of technical work</text:span> are available on request.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ookman Old Style" svg:font-family="'Bookman Old Style'" style:font-pitch="variable"/>
    <style:font-face style:name="Calibri" svg:font-family="Calibri, Arial" style:font-family-generic="swiss" style:font-pitch="variable"/>
    <style:font-face style:name="Helvetica" svg:font-family="Helvetica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17365d" loext:opacity="100%" style:font-name="Noto Serif1" fo:font-family="'Noto Serif'" style:font-style-name="Regular" style:font-family-generic="roman" style:font-pitch="variable" fo:font-size="10pt" fo:letter-spacing="0.009cm" fo:language="en" fo:country="US" style:letter-kerning="true" style:font-name-asian="Calibri" style:font-family-asian="Calibri, Arial" style:font-family-generic-asian="swiss" style:font-pitch-asian="variable" style:font-size-asian="26pt" style:font-name-complex="Times New Roman" style:font-family-complex="'Times New Roman'" style:font-family-generic-complex="roman" style:font-pitch-complex="variable" style:font-size-complex="26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color="#000000" loext:opacity="100%" style:font-name="Arial" fo:font-family="Arial" style:font-family-generic="swiss" style:font-pitch="variable" fo:font-size="11pt" fo:letter-spacing="normal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ulleted_20_List" style:display-name="Bulleted List" style:family="paragraph" style:parent-style-name="Text_20_body" style:list-style-name="WW8Num1">
      <style:paragraph-properties fo:margin-top="0cm" fo:margin-bottom="0.071cm" style:contextual-spacing="false" style:line-height-at-least="0.388cm">
        <style:tab-stops/>
      </style:paragraph-properties>
      <style:text-properties fo:color="#000000" loext:opacity="100%" style:font-name="Arial" fo:font-family="Arial" style:font-family-generic="swiss" style:font-pitch="variable" fo:font-size="10pt" fo:letter-spacing="-0.009cm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Bulleted_20_List_20_1" style:display-name="Bulleted List 1" style:family="paragraph" style:parent-style-name="Bulleted_20_List">
      <style:paragraph-properties fo:margin-top="0.423cm" fo:margin-bottom="0.071cm" style:contextual-spacing="false"/>
    </style:style>
    <style:style style:name="Body_20_Text_20_1" style:display-name="Body Text 1" style:family="paragraph" style:parent-style-name="Standard" style:next-style-name="Standard">
      <style:paragraph-properties fo:margin-top="0.423cm" fo:margin-bottom="0.071cm" style:contextual-spacing="false" style:line-height-at-least="0.388cm">
        <style:tab-stops>
          <style:tab-stop style:position="3.81cm"/>
          <style:tab-stop style:position="11.43cm" style:type="right"/>
        </style:tab-stops>
      </style:paragraph-properties>
      <style:text-properties fo:color="#000000" loext:opacity="100%" style:font-name="Arial" fo:font-family="Arial" style:font-family-generic="swiss" style:font-pitch="variable" fo:font-size="10pt" fo:letter-spacing="normal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Company_20_Name_20_1" style:display-name="Company Name 1" style:family="paragraph" style:parent-style-name="Body_20_Text_20_1">
      <style:paragraph-properties fo:text-align="center" style:justify-single-word="false"/>
    </style:style>
    <style:style style:name="Body_20_Text_20_3" style:display-name="Body Text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Company_20_Address_20_1" style:display-name="Company Address 1" style:family="paragraph" style:parent-style-name="Body_20_Text_20_3">
      <style:paragraph-properties fo:margin-top="0.423cm" fo:margin-bottom="0.071cm" style:contextual-spacing="false" fo:text-align="end" style:justify-single-word="false"/>
      <style:text-properties fo:color="#000000" loext:opacity="100%" style:font-name="Arial" fo:font-family="Arial" style:font-family-generic="swiss" style:font-pitch="variable" fo:font-size="10pt" fo:letter-spacing="normal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>
      <style:paragraph-properties fo:margin-top="0.423cm" fo:margin-bottom="0.106cm" style:contextual-spacing="false" fo:text-align="center" style:justify-single-word="false" fo:padding-left="0cm" fo:padding-right="0cm" fo:padding-top="0cm" fo:padding-bottom="0.035cm" fo:border-left="none" fo:border-right="none" fo:border-top="none" fo:border-bottom="2.49pt solid #1c99e0"/>
      <style:text-properties fo:color="#17365d" loext:opacity="100%" style:font-name="Noto Sans" fo:font-family="'Noto Sans'" style:font-family-generic="swiss" style:font-pitch="variable" fo:font-size="16pt" fo:letter-spacing="0.009cm" fo:language="en" fo:country="US" fo:font-weight="bold" officeooo:rsid="000059ca" style:letter-kerning="true" style:font-name-asian="Helvetica" style:font-family-asian="Helvetica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26pt" style:language-complex="ar" style:country-complex="SA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ody_20_Text_20_Char" style:display-name="Body Text Char" style:family="text" style:parent-style-name="Default_20_Paragraph_20_Font">
      <style:text-properties fo:color="#17365d" loext:opacity="100%" fo:font-size="26pt" fo:letter-spacing="0.009cm" style:letter-kerning="true" style:font-size-asian="26pt" style:font-size-complex="26pt"/>
    </style:style>
    <style:style style:name="Body_20_Text_20_3_20_Char" style:display-name="Body Text 3 Char" style:family="text" style:parent-style-name="Default_20_Paragraph_20_Font">
      <style:text-properties fo:color="#17365d" loext:opacity="100%" fo:font-size="8pt" fo:letter-spacing="0.009cm" style:letter-kerning="true" style:font-size-asian="8pt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1.429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8-02-13T15:52:00</meta:creation-date>
    <dc:date>2023-07-18T09:14:48.341773560</dc:date>
    <meta:print-date>2023-07-18T09:14:44.587697725</meta:print-date>
    <meta:editing-cycles>44</meta:editing-cycles>
    <meta:editing-duration>PT17H6M36S</meta:editing-duration>
    <meta:generator>LibreOffice/7.5.4.2$Linux_X86_64 LibreOffice_project/50$Build-2</meta:generator>
    <meta:document-statistic meta:table-count="0" meta:image-count="0" meta:object-count="0" meta:page-count="1" meta:paragraph-count="17" meta:word-count="191" meta:character-count="1413" meta:non-whitespace-character-count="1239"/>
  </office:meta>
</office:document-meta>
</file>